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e4f9" officeooo:paragraph-rsid="0005e4f9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5e4f9" officeooo:paragraph-rsid="0005e4f9" style:font-weight-asian="bold" style:font-weight-complex="bold"/>
    </style:style>
    <style:style style:name="P3" style:family="paragraph" style:parent-style-name="Standard">
      <style:text-properties officeooo:paragraph-rsid="0005e4f9"/>
    </style:style>
    <style:style style:name="P4" style:family="paragraph" style:parent-style-name="Standard">
      <style:text-properties officeooo:rsid="0005e4f9" officeooo:paragraph-rsid="0005e4f9"/>
    </style:style>
    <style:style style:name="T1" style:family="text">
      <style:text-properties style:text-underline-style="none" fo:font-weight="bold" officeooo:rsid="0005e4f9" style:font-weight-asian="bold" style:font-weight-complex="bold"/>
    </style:style>
    <style:style style:name="T2" style:family="text">
      <style:text-properties style:text-underline-style="none" fo:font-weight="normal" officeooo:rsid="0005e4f9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e4f9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e4f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</text:p>
      <text:p text:style-name="P1"/>
      <text:p text:style-name="P2">2- Objets et méthodes :Qu'affichent les programmes A et B?</text:p>
      <text:p text:style-name="P2"/>
      <text:p text:style-name="P2"><text:s text:c="5"/>programmes A :</text:p>
      <text:p text:style-name="P2"><text:s text:c="9"/></text:p>
      <text:p text:style-name="P2"><text:s text:c="11"/>-0  <text:span text:style-name="T3"><text:s/>car p est un objet qui appelle le fonction </text:span>affiche() <text:span text:style-name="T3">qui est <text:s/></text:span>a<text:span text:style-name="T3">=0</text:span></text:p>
      <text:p text:style-name="P2"><text:s text:c="11"/>-0  <text:s/><text:span text:style-name="T3">car q est un objet qui appelle le fonction </text:span>affiche() <text:span text:style-name="T3">qui est <text:s/></text:span>a<text:span text:style-name="T3">=0</text:span></text:p>
      <text:p text:style-name="P3"><text:span text:style-name="T2"><text:s text:c="10"/></text:span><text:span text:style-name="T1">- 1 <text:s text:c="2"/></text:span><text:span text:style-name="T2">parce que y’a <text:s/>un </text:span><text:span text:style-name="T3">incrémenta</text:span><text:span text:style-name="T4">tion au niveau de </text:span><text:span text:style-name="T6">a</text:span></text:p>
      <text:p text:style-name="P4"><text:span text:style-name="T3"><text:s text:c="11"/>-</text:span><text:span text:style-name="T5">0</text:span></text:p>
      <text:p text:style-name="P4"><text:span text:style-name="T5"><text:s text:c="11"/>-0</text:span></text:p>
      <text:p text:style-name="P4"><text:span text:style-name="T5"><text:s text:c="11"/>-0</text:span></text:p>
      <text:p text:style-name="P4"><text:span text:style-name="T5"><text:s text:c="11"/>-1</text:span></text:p>
      <text:p text:style-name="P4"><text:span text:style-name="T5"><text:s text:c="11"/></text:span><text:span text:style-name="T3">-</text:span><text:span text:style-name="T5">0</text:span></text:p>
      <text:p text:style-name="P4"><text:span text:style-name="T5"><text:s text:c="11"/>-0.</text:span></text:p>
      <text:p text:style-name="P4"><text:span text:style-name="T5"/></text:p>
      <text:p text:style-name="P4"><text:span text:style-name="T5"/></text:p>
      <text:p text:style-name="P2">programmes B :</text:p>
      <text:p text:style-name="P2"/>
      <text:p text:style-name="P2"><text:s text:c="6"/>ça va rien afficher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3:46:45.678892823</meta:creation-date>
    <dc:date>2024-01-16T04:08:03.695478859</dc:date>
    <meta:editing-duration>PT21M18S</meta:editing-duration>
    <meta:editing-cycles>1</meta:editing-cycles>
    <meta:document-statistic meta:table-count="0" meta:image-count="0" meta:object-count="0" meta:page-count="1" meta:paragraph-count="15" meta:word-count="68" meta:character-count="441" meta:non-whitespace-character-count="260"/>
    <meta:generator>LibreOffice/7.6.4.1$Linux_X86_64 LibreOffice_project/60$Build-1</meta:generator>
  </office:meta>
</office:document-meta>
</file>